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 complete investigation playbook gives you a repeatable, defensible workflow you can use across phishing IR, host triage, threat hunting, and DFIR. This version is written the way a working analyst would use it: objective‑driven, evidence‑focused, and aligned with how you already operate in OSINT, phishing, and forensics.</text:p>
      <text:p text:style-name="Horizontal_20_Line"/>
      <text:h text:style-name="Heading_20_2" text:outline-level="2"><text:span text:style-name="Strong_20_Emphasis">Nmap Investigation Playbook for Security Analysts</text:span></text:h>
      <text:h text:style-name="Heading_20_3" text:outline-level="3"><text:span text:style-name="Strong_20_Emphasis">1. Define the Investigation Objective</text:span></text:h>
      <text:p text:style-name="Text_20_body">Every scan must begin with a clear purpose because it determines the scan type, aggressiveness, and timing.</text:p>
      <text:list text:style-name="L1">
        <text:list-item>
          <text:p text:style-name="P1">Identify the triggering event: suspicious outbound traffic, EDR alert, SOC escalation, phishing pivot, or asset inventory mismatch. </text:p>
        </text:list-item>
        <text:list-item>
          <text:p text:style-name="P1">Define the target: single host, subnet, or unknown host discovered in logs. </text:p>
        </text:list-item>
        <text:list-item>
          <text:p text:style-name="P2">Establish constraints: maintenance windows, network sensitivity, IDS/IPS rules, and authorization boundaries. </text:p>
        </text:list-item>
      </text:list>
      <text:p text:style-name="Text_20_body"><text:span text:style-name="Strong_20_Emphasis">Key questions:</text:span> <text:line-break/>What do I need to confirm? What risk am I validating? What evidence must I collect?</text:p>
      <text:p text:style-name="Horizontal_20_Line"/>
      <text:h text:style-name="Heading_20_2" text:outline-level="2"><text:span text:style-name="Strong_20_Emphasis">2. Prepare the Environment</text:span></text:h>
      <text:p text:style-name="Text_20_body">A disciplined setup prevents mistakes and ensures evidence integrity.</text:p>
      <text:list text:style-name="L2">
        <text:list-item>
          <text:p text:style-name="P3">Create a working directory for the case. </text:p>
        </text:list-item>
        <text:list-item>
          <text:p text:style-name="P3">Set consistent naming: <text:span text:style-name="Source_20_Text">caseID_host_scanType_timestamp.txt</text:span>. </text:p>
        </text:list-item>
        <text:list-item>
          <text:p text:style-name="P3">Confirm time sync on your analyst machine for accurate correlation. </text:p>
        </text:list-item>
        <text:list-item>
          <text:p text:style-name="P4">Document the initial hypothesis. </text:p>
        </text:list-item>
      </text:list>
      <text:p text:style-name="Text_20_body"><text:span text:style-name="Strong_20_Emphasis">Example hypothesis:</text:span> <text:line-break/>“Host 10.10.5.23 may be running unauthorized services after suspicious PowerShell activity.”</text:p>
      <text:p text:style-name="Horizontal_20_Line"/>
      <text:h text:style-name="Heading_20_2" text:outline-level="2"><text:span text:style-name="Strong_20_Emphasis">3. Host Discovery and Reachability</text:span></text:h>
      <text:p text:style-name="Text_20_body">This phase determines whether the host is online and how it responds to probes.</text:p>
      <text:h text:style-name="Heading_20_3" text:outline-level="3"><text:span text:style-name="Strong_20_Emphasis">3.1 Basic ICMP check</text:span></text:h>
      <text:p text:style-name="Text_20_body"><text:span text:style-name="Source_20_Text">ping &lt;target&gt;</text:span></text:p>
      <text:h text:style-name="Heading_20_3" text:outline-level="3"><text:soft-page-break/><text:span text:style-name="Strong_20_Emphasis">3.2 Nmap host discovery</text:span></text:h>
      <text:p text:style-name="Text_20_body"><text:span text:style-name="Source_20_Text">nmap -sn &lt;target&gt;</text:span></text:p>
      <text:h text:style-name="Heading_20_3" text:outline-level="3"><text:span text:style-name="Strong_20_Emphasis">3.3 Forced discovery when ICMP is blocked</text:span></text:h>
      <text:p text:style-name="Text_20_body"><text:span text:style-name="Source_20_Text">nmap -Pn &lt;target&gt;</text:span></text:p>
      <text:p text:style-name="Text_20_body"><text:span text:style-name="Strong_20_Emphasis">Evidence to capture:</text:span></text:p>
      <text:list text:style-name="L3">
        <text:list-item>
          <text:p text:style-name="P5">Host up/down status </text:p>
        </text:list-item>
        <text:list-item>
          <text:p text:style-name="P5">MAC vendor (device type clues) </text:p>
        </text:list-item>
        <text:list-item>
          <text:p text:style-name="P6">Latency (may indicate VPN, cloud, or remote site) </text:p>
        </text:list-item>
      </text:list>
      <text:p text:style-name="Horizontal_20_Line"/>
      <text:h text:style-name="Heading_20_2" text:outline-level="2"><text:span text:style-name="Strong_20_Emphasis">4. Rapid Exposure Assessment (Triage Scan)</text:span></text:h>
      <text:p text:style-name="Text_20_body">This gives you a fast snapshot of the host’s attack surface.</text:p>
      <text:h text:style-name="Heading_20_3" text:outline-level="3"><text:span text:style-name="Strong_20_Emphasis">4.1 Top 100 ports</text:span></text:h>
      <text:p text:style-name="Text_20_body"><text:span text:style-name="Source_20_Text">nmap -sS --top-ports 100 &lt;target&gt; -oN triage.txt</text:span></text:p>
      <text:h text:style-name="Heading_20_3" text:outline-level="3"><text:span text:style-name="Strong_20_Emphasis">4.2 Focused triage for common enterprise services</text:span></text:h>
      <text:p text:style-name="Text_20_body"><text:span text:style-name="Source_20_Text">nmap -sS -p 22,80,443,445,3389 &lt;target&gt;</text:span></text:p>
      <text:p text:style-name="Text_20_body"><text:span text:style-name="Strong_20_Emphasis">What to look for:</text:span></text:p>
      <text:list text:style-name="L4">
        <text:list-item>
          <text:p text:style-name="P7">RDP exposed internally or externally </text:p>
        </text:list-item>
        <text:list-item>
          <text:p text:style-name="P7">SMB open on non‑Windows hosts </text:p>
        </text:list-item>
        <text:list-item>
          <text:p text:style-name="P7">SSH on unexpected systems </text:p>
        </text:list-item>
        <text:list-item>
          <text:p text:style-name="P8">Web ports indicating potential admin panels </text:p>
        </text:list-item>
      </text:list>
      <text:p text:style-name="Text_20_body">This phase answers: <text:span text:style-name="Emphasis">Is this host behaving like what it claims to be?</text:span></text:p>
      <text:p text:style-name="Horizontal_20_Line"/>
      <text:h text:style-name="Heading_20_2" text:outline-level="2"><text:span text:style-name="Strong_20_Emphasis">5. Full TCP Enumeration</text:span></text:h>
      <text:p text:style-name="Text_20_body">Once triage is complete, enumerate the full attack surface.</text:p>
      <text:h text:style-name="Heading_20_3" text:outline-level="3"><text:span text:style-name="Strong_20_Emphasis">5.1 Full port sweep</text:span></text:h>
      <text:p text:style-name="Text_20_body"><text:span text:style-name="Source_20_Text">nmap -sS -p- &lt;target&gt; -oN full_tcp.txt</text:span></text:p>
      <text:h text:style-name="Heading_20_3" text:outline-level="3"><text:span text:style-name="Strong_20_Emphasis">5.2 Identify non-standard ports</text:span></text:h>
      <text:p text:style-name="Text_20_body">Look for:</text:p>
      <text:list text:style-name="L5">
        <text:list-item>
          <text:p text:style-name="P9">High ports with listeners </text:p>
        </text:list-item>
        <text:list-item>
          <text:p text:style-name="P9"><text:soft-page-break/>Malware C2 patterns </text:p>
        </text:list-item>
        <text:list-item>
          <text:p text:style-name="P9">Developer tools left exposed </text:p>
        </text:list-item>
        <text:list-item>
          <text:p text:style-name="P10">Shadow IT services </text:p>
        </text:list-item>
      </text:list>
      <text:p text:style-name="Text_20_body"><text:span text:style-name="Strong_20_Emphasis">Analyst note:</text:span> <text:line-break/>Unexpected open ports are often the first indicator of compromise or misconfiguration.</text:p>
      <text:p text:style-name="Horizontal_20_Line"/>
      <text:h text:style-name="Heading_20_2" text:outline-level="2"><text:span text:style-name="Strong_20_Emphasis">6. Service and Version Fingerprinting</text:span></text:h>
      <text:p text:style-name="Text_20_body">This phase identifies what software is actually running.</text:p>
      <text:h text:style-name="Heading_20_3" text:outline-level="3"><text:span text:style-name="Strong_20_Emphasis">6.1 Version detection</text:span></text:h>
      <text:p text:style-name="Text_20_body"><text:span text:style-name="Source_20_Text">nmap -sV -p &lt;open ports&gt; &lt;target&gt; -oN services.txt</text:span></text:p>
      <text:h text:style-name="Heading_20_3" text:outline-level="3"><text:span text:style-name="Strong_20_Emphasis">6.2 Aggressive version detection (use with caution)</text:span></text:h>
      <text:p text:style-name="Text_20_body"><text:span text:style-name="Source_20_Text">nmap -sV --version-intensity 9 &lt;target&gt;</text:span></text:p>
      <text:p text:style-name="Text_20_body"><text:span text:style-name="Strong_20_Emphasis">Evidence to capture:</text:span></text:p>
      <text:list text:style-name="L6">
        <text:list-item>
          <text:p text:style-name="P11">Outdated versions </text:p>
        </text:list-item>
        <text:list-item>
          <text:p text:style-name="P11">Known vulnerable builds </text:p>
        </text:list-item>
        <text:list-item>
          <text:p text:style-name="P11">Misconfigured services </text:p>
        </text:list-item>
        <text:list-item>
          <text:p text:style-name="P12">Default banners revealing internal info </text:p>
        </text:list-item>
      </text:list>
      <text:p text:style-name="Text_20_body">Cross-reference with CVE databases, threat intel, and vendor advisories.</text:p>
      <text:p text:style-name="Horizontal_20_Line"/>
      <text:h text:style-name="Heading_20_2" text:outline-level="2"><text:span text:style-name="Strong_20_Emphasis">7. OS and Device Identification</text:span></text:h>
      <text:p text:style-name="Text_20_body">Fingerprint the host to validate asset inventory and detect anomalies.</text:p>
      <text:h text:style-name="Heading_20_3" text:outline-level="3"><text:span text:style-name="Strong_20_Emphasis">7.1 OS detection</text:span></text:h>
      <text:p text:style-name="Text_20_body"><text:span text:style-name="Source_20_Text">nmap -O &lt;target&gt; -oN os.txt</text:span></text:p>
      <text:h text:style-name="Heading_20_3" text:outline-level="3"><text:span text:style-name="Strong_20_Emphasis">7.2 Combine with service detection</text:span></text:h>
      <text:p text:style-name="Text_20_body"><text:span text:style-name="Source_20_Text">nmap -sV -O &lt;target&gt; -oN enum.txt</text:span></text:p>
      <text:p text:style-name="Text_20_body"><text:span text:style-name="Strong_20_Emphasis">Red flags:</text:span></text:p>
      <text:list text:style-name="L7">
        <text:list-item>
          <text:p text:style-name="P13">OS mismatch vs. CMDB </text:p>
        </text:list-item>
        <text:list-item>
          <text:p text:style-name="P13">IoT devices on corporate networks </text:p>
        </text:list-item>
        <text:list-item>
          <text:p text:style-name="P14">Linux servers presenting Windows-like services (or vice versa) </text:p>
        </text:list-item>
      </text:list>
      <text:p text:style-name="Horizontal_20_Line"/>
      <text:h text:style-name="Heading_20_2" text:outline-level="2"><text:soft-page-break/><text:span text:style-name="Strong_20_Emphasis">8. Deep Enumeration with NSE Scripts</text:span></text:h>
      <text:p text:style-name="Text_20_body">Nmap’s scripting engine is where investigations become actionable.</text:p>
      <text:h text:style-name="Heading_20_3" text:outline-level="3"><text:span text:style-name="Strong_20_Emphasis">8.1 Safe default scripts</text:span></text:h>
      <text:p text:style-name="Text_20_body"><text:span text:style-name="Source_20_Text">nmap -sC -sV &lt;target&gt; -oN default_scripts.txt</text:span></text:p>
      <text:h text:style-name="Heading_20_3" text:outline-level="3"><text:span text:style-name="Strong_20_Emphasis">8.2 Vulnerability scripts</text:span></text:h>
      <text:p text:style-name="Text_20_body"><text:span text:style-name="Source_20_Text">nmap --script vuln &lt;target&gt; -oN vuln.txt</text:span></text:p>
      <text:h text:style-name="Heading_20_3" text:outline-level="3"><text:span text:style-name="Strong_20_Emphasis">8.3 Service-specific scripts</text:span></text:h>
      <text:list text:style-name="L8">
        <text:list-item>
          <text:p text:style-name="P15">HTTP enumeration:<text:line-break/><text:span text:style-name="Source_20_Text">nmap -p 80,443 --script http-enum &lt;target&gt;</text:span> </text:p>
        </text:list-item>
        <text:list-item>
          <text:p text:style-name="P15">SMB enumeration:<text:line-break/><text:span text:style-name="Source_20_Text">nmap -p 445 --script smb-enum-shares,smb-enum-users &lt;target&gt;</text:span> </text:p>
        </text:list-item>
        <text:list-item>
          <text:p text:style-name="P16">SSL/TLS checks:<text:line-break/><text:span text:style-name="Source_20_Text">nmap --script ssl-enum-ciphers -p 443 &lt;target&gt;</text:span> </text:p>
        </text:list-item>
      </text:list>
      <text:p text:style-name="Text_20_body"><text:span text:style-name="Strong_20_Emphasis">Analyst mindset:</text:span> <text:line-break/>NSE output often reveals misconfigurations that logs alone won’t show.</text:p>
      <text:p text:style-name="Horizontal_20_Line"/>
      <text:h text:style-name="Heading_20_2" text:outline-level="2"><text:span text:style-name="Strong_20_Emphasis">9. Evidence Preservation and Reporting</text:span></text:h>
      <text:p text:style-name="Text_20_body">Every scan must be reproducible and defensible.</text:p>
      <text:h text:style-name="Heading_20_3" text:outline-level="3"><text:span text:style-name="Strong_20_Emphasis">9.1 Save multiple output formats</text:span></text:h>
      <text:p text:style-name="Text_20_body"><text:span text:style-name="Source_20_Text">nmap &lt;scan&gt; -oN results.txt -oX results.xml -oG results.grep</text:span></text:p>
      <text:h text:style-name="Heading_20_3" text:outline-level="3"><text:span text:style-name="Strong_20_Emphasis">9.2 Maintain a scan log</text:span></text:h>
      <text:p text:style-name="Text_20_body">Include:</text:p>
      <text:list text:style-name="L9">
        <text:list-item>
          <text:p text:style-name="P17">Date/time </text:p>
        </text:list-item>
        <text:list-item>
          <text:p text:style-name="P17">Commands used </text:p>
        </text:list-item>
        <text:list-item>
          <text:p text:style-name="P17">Scope </text:p>
        </text:list-item>
        <text:list-item>
          <text:p text:style-name="P17">Findings </text:p>
        </text:list-item>
        <text:list-item>
          <text:p text:style-name="P18">Analyst initials </text:p>
        </text:list-item>
      </text:list>
      <text:h text:style-name="Heading_20_3" text:outline-level="3"><text:span text:style-name="Strong_20_Emphasis">9.3 Correlate with other data sources</text:span></text:h>
      <text:list text:style-name="L10">
        <text:list-item>
          <text:p text:style-name="P19">SIEM logs </text:p>
        </text:list-item>
        <text:list-item>
          <text:p text:style-name="P19">EDR telemetry </text:p>
        </text:list-item>
        <text:list-item>
          <text:p text:style-name="P19">Firewall events </text:p>
        </text:list-item>
        <text:list-item>
          <text:p text:style-name="P19"><text:soft-page-break/>DNS logs </text:p>
        </text:list-item>
        <text:list-item>
          <text:p text:style-name="P20">NetFlow/PCAP </text:p>
        </text:list-item>
      </text:list>
      <text:p text:style-name="Text_20_body">This correlation builds the narrative of what happened.</text:p>
      <text:p text:style-name="Horizontal_20_Line"/>
      <text:h text:style-name="Heading_20_2" text:outline-level="2"><text:span text:style-name="Strong_20_Emphasis">10. Decision and Remediation Path</text:span></text:h>
      <text:p text:style-name="Text_20_body">Use findings to determine next steps.</text:p>
      <text:h text:style-name="Heading_20_3" text:outline-level="3"><text:span text:style-name="Strong_20_Emphasis">If unauthorized services are found</text:span></text:h>
      <text:list text:style-name="L11">
        <text:list-item>
          <text:p text:style-name="P21">Disable or isolate </text:p>
        </text:list-item>
        <text:list-item>
          <text:p text:style-name="P21">Investigate process owners </text:p>
        </text:list-item>
        <text:list-item>
          <text:p text:style-name="P22">Review persistence mechanisms </text:p>
        </text:list-item>
      </text:list>
      <text:h text:style-name="Heading_20_3" text:outline-level="3"><text:span text:style-name="Strong_20_Emphasis">If vulnerable versions are found</text:span></text:h>
      <text:list text:style-name="L12">
        <text:list-item>
          <text:p text:style-name="P23">Patch or upgrade </text:p>
        </text:list-item>
        <text:list-item>
          <text:p text:style-name="P24">Validate compensating controls </text:p>
        </text:list-item>
      </text:list>
      <text:h text:style-name="Heading_20_3" text:outline-level="3"><text:span text:style-name="Strong_20_Emphasis">If indicators of compromise appear</text:span></text:h>
      <text:list text:style-name="L13">
        <text:list-item>
          <text:p text:style-name="P25">Escalate to IR </text:p>
        </text:list-item>
        <text:list-item>
          <text:p text:style-name="P25">Acquire forensic images </text:p>
        </text:list-item>
        <text:list-item>
          <text:p text:style-name="P26">Contain the host </text:p>
        </text:list-item>
      </text:list>
      <text:h text:style-name="Heading_20_3" text:outline-level="3"><text:span text:style-name="Strong_20_Emphasis">If misconfigurations are found</text:span></text:h>
      <text:list text:style-name="L14">
        <text:list-item>
          <text:p text:style-name="P27">Apply hardening </text:p>
        </text:list-item>
        <text:list-item>
          <text:p text:style-name="P27">Update CMDB </text:p>
        </text:list-item>
        <text:list-item>
          <text:p text:style-name="P28">Notify system owners </text:p>
        </text:list-item>
      </text:list>
      <text:p text:style-name="Horizontal_20_Line"/>
      <text:h text:style-name="Heading_20_2" text:outline-level="2"><text:span text:style-name="Strong_20_Emphasis">11. Final Analyst Summary</text:span></text:h>
      <text:p text:style-name="Text_20_body">A complete summary includes:</text:p>
      <text:list text:style-name="L15">
        <text:list-item>
          <text:p text:style-name="P29">What was scanned </text:p>
        </text:list-item>
        <text:list-item>
          <text:p text:style-name="P29">Why it was scanned </text:p>
        </text:list-item>
        <text:list-item>
          <text:p text:style-name="P29">What was found </text:p>
        </text:list-item>
        <text:list-item>
          <text:p text:style-name="P29">What risk it represents </text:p>
        </text:list-item>
        <text:list-item>
          <text:p text:style-name="P30">What actions are recommended </text:p>
        </text:list-item>
      </text:list>
      <text:p text:style-name="Text_20_body">This becomes part of the case record and supports SOC, IR, and compliance requirements.</text:p>
      <text:p text:style-name="Horizontal_20_Line"/>
      <text:h text:style-name="Heading_20_2" text:outline-level="2"><text:soft-page-break/><text:span text:style-name="Strong_20_Emphasis">12. Optional: Extended Modules</text:span></text:h>
      <text:p text:style-name="Text_20_body">These can be added depending on your environment:</text:p>
      <text:list text:style-name="L16">
        <text:list-item>
          <text:p text:style-name="P31">Cloud asset scanning (Azure, AWS, GCP) </text:p>
        </text:list-item>
        <text:list-item>
          <text:p text:style-name="P31">Container and Kubernetes scanning </text:p>
        </text:list-item>
        <text:list-item>
          <text:p text:style-name="P31">OT/ICS device scanning </text:p>
        </text:list-item>
        <text:list-item>
          <text:p text:style-name="P31">External perimeter scanning </text:p>
        </text:list-item>
        <text:list-item>
          <text:p text:style-name="P32">Scheduled continuous scanning </text:p>
        </text:list-item>
      </text:list>
      <text:p text:style-name="Horizontal_20_Line"/>
      <text:p text:style-name="Text_20_body">If you want this turned into a <text:span text:style-name="Strong_20_Emphasis">printable playbook</text:span>, a <text:span text:style-name="Strong_20_Emphasis">SOC runbook</text:span>, or a <text:span text:style-name="Strong_20_Emphasis">BTLO‑style training lab</text:span>, I can build it in whichever format you pref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7:22:33.815238400</meta:creation-date>
    <dc:date>2026-03-02T18:56:13.770679600</dc:date>
    <meta:editing-duration>PT1H23M20S</meta:editing-duration>
    <meta:editing-cycles>1</meta:editing-cycles>
    <meta:document-statistic meta:table-count="0" meta:image-count="0" meta:object-count="0" meta:page-count="6" meta:paragraph-count="134" meta:word-count="849" meta:character-count="5428" meta:non-whitespace-character-count="4715"/>
    <meta:generator>LibreOffice/25.8.5.2$Windows_X86_64 LibreOffice_project/9c8b85f387cc00a89945a79c9e6239f32e450ac2</meta:generator>
  </office:meta>
</office:document-meta>
</file>